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ia 80 odcinek 14</text:p>
      <text:p text:style-name="P1"/>
      <text:p text:style-name="P2">Etap I</text:p>
      <text:p text:style-name="P2"/>
      <text:p text:style-name="P4">czym murun nie przebijesz <text:s text:c="74"/><text:span text:style-name="T1"><text:s text:c="3"/>głową</text:span></text:p>
      <text:p text:style-name="P4">w którym państwie w XV wieku trwała wojna dwóch róż <text:s text:c="28"/><text:span text:style-name="T1"><text:s/>Anglia</text:span></text:p>
      <text:p text:style-name="P4">jak potocznie nazywają się cienkie, wysokie obcasy damskich butów <text:s text:c="10"/><text:span text:style-name="T1"><text:s/>szpilki</text:span></text:p>
      <text:p text:style-name="P4">z mięsa którego zwierzęcia robi się kotlety schabowe</text:p>
      <text:p text:style-name="P4">na którym kontynencie mieszkali Mohikanie <text:s text:c="49"/><text:span text:style-name="T1">północny</text:span></text:p>
      <text:p text:style-name="P4">metr sześcienny to miara objętości czy powierzchni </text:p>
      <text:p text:style-name="P4">kto był I przewodniczącym NSZZ Solidarność <text:s text:c="47"/><text:span text:style-name="T1">Wałęsa</text:span></text:p>
      <text:p text:style-name="P4">jak nazywa się zakotwiczony pływający znak nawigacyjny na powierzchni wody <text:s text:c="2"/><text:span text:style-name="T1"><text:s/>boja</text:span></text:p>
      <text:p text:style-name="P4">kto był twórcą myszki Mickey <text:s text:c="72"/><text:span text:style-name="T1">Disney</text:span></text:p>
      <text:p text:style-name="P4">cześcią którego kontynentu jest półwysep Czukocki <text:s text:c="37"/><text:span text:style-name="T1">Azja</text:span></text:p>
      <text:p text:style-name="P4">w którym Amerykański mieście podpisano Deklarację Niepodległości <text:s text:c="8"/><text:span text:style-name="T1">Filadelfia</text:span></text:p>
      <text:p text:style-name="P4">Romuald Lipko jest członkiem którego zespołu <text:s text:c="45"/><text:span text:style-name="T1">Budka Suflera</text:span></text:p>
      <text:p text:style-name="P4">dostęp do którego morza ma Białoruś <text:s text:c="62"/><text:span text:style-name="T1">żadne</text:span></text:p>
      <text:p text:style-name="P4">Erich Honecher był przywódcą wschodnich czy zachodnich Niemiec <text:s text:c="12"/><text:span text:style-name="T1">wschodnie</text:span> </text:p>
      <text:p text:style-name="P4">które warzywo stanowi podstawowy składnik kopytek <text:s text:c="34"/><text:span text:style-name="T1"><text:s text:c="2"/>ziemniak</text:span></text:p>
      <text:p text:style-name="P4">który reżyser nakręcił Seksmisję <text:s text:c="70"/><text:span text:style-name="T1">Machulski</text:span></text:p>
      <text:p text:style-name="P4">Duce był tytułem wodza w którym państwie <text:s text:c="52"/><text:span text:style-name="T1">Włochy</text:span></text:p>
      <text:p text:style-name="P4">orkisz to gatunek pszenicy czy roślina dyniowata <text:s text:c="44"/><text:span text:style-name="T1">pszenica</text:span></text:p>
      <text:p text:style-name="P4">jak nazywa się opad atmosferyczny w postaci bryłek lodu </text:p>
      <text:p text:style-name="P4">co oznacza angielskie wyrażenie happy end <text:s text:c="59"/></text:p>
      <text:p text:style-name="P2"/>
      <text:p text:style-name="P2">Etap II</text:p>
      <text:p text:style-name="P2"/>
      <text:p text:style-name="P4">Węgry i Włochy mają takie same kolory na swoich flagach, jakie <text:s text:c="7"/><text:span text:style-name="T1">białe, zielone, czerw</text:span> </text:p>
      <text:p text:style-name="P4">jak brzmi komenda sędziego bokserskiego która nakazuje zawodnikom odstąpienie od siebie <text:s text:c="111"/><text:span text:style-name="T1"><text:s/>break</text:span></text:p>
      <text:p text:style-name="P4">ile wynosi średnica okręgu o r=6 cm <text:s text:c="63"/><text:span text:style-name="T1">dwanaście</text:span></text:p>
      <text:p text:style-name="P4">o którym pan Zagłoba mawiał:powsinoga herbu zerwipludry z psichkiszek <text:s text:c="3"/><text:span text:style-name="T1">Podbipięta</text:span></text:p>
      <text:p text:style-name="P4">czy ogórek i kabaczek należą do rodziny roślin dyniowatych <text:s text:c="26"/><text:span text:style-name="T1">TAK</text:span></text:p>
      <text:p text:style-name="P4">jak nazywali się normańscy rozbójnicy <text:s text:c="58"/><text:span text:style-name="T1"><text:s text:c="2"/>wikingowie</text:span></text:p>
      <text:p text:style-name="P4">szarak to nazwa którego zwierzęcia</text:p>
      <text:p text:style-name="P4">qui pro quo <text:s text:c="97"/><text:span text:style-name="T1"><text:s/>nieporozumienie</text:span></text:p>
      <text:p text:style-name="P4">do którego państwa należy wyspa Tasmania <text:s text:c="50"/></text:p>
      <text:p text:style-name="P4">ile dni ma sierpień </text:p>
      <text:p text:style-name="P4">Los Angeles Lakers i Chicago Bulls rywalizują w koszykówce czy hokeju</text:p>
      <text:p text:style-name="P4">w którym wieku Awionion był siedzibą papieży <text:s text:c="44"/><text:span text:style-name="T1">XIV w.</text:span></text:p>
      <text:p text:style-name="P4">kto jest autorem zdania: chodzi <text:s/>mi o to, aby język giętki powiedział wszystko co pomyśli głowa <text:s text:c="110"/><text:span text:style-name="T1">Słowacki </text:span></text:p>
      <text:p text:style-name="P4">kto może jadać żółty ser: weganin czy wegetarianin <text:s text:c="36"/><text:span text:style-name="T1">wegetarianin</text:span></text:p>
      <text:p text:style-name="P4">w którym województwie leżą Suwałki <text:s text:c="58"/><text:span text:style-name="T1"><text:s/>Podlaskie</text:span></text:p>
      <text:p text:style-name="P4">jak nazywa sie wynalazca piorunochronu <text:s text:c="55"/><text:span text:style-name="T1">Franklin</text:span></text:p>
      <text:p text:style-name="P4">katechumen to człowiek przygotowujący się do przyjęcia którego sakramentu <text:s/><text:span text:style-name="T1">chrzest</text:span></text:p>
      <text:p text:style-name="P4">język węgierski wywodzi się z rodziny uralskich czy ajtałskich <text:s text:c="19"/><text:span text:style-name="T1"><text:s/>uralski</text:span></text:p>
      <text:p text:style-name="P4"><text:soft-page-break/>w którym roku w starożytnym Rzymie zawiązano II triumwirat <text:s text:c="21"/><text:span text:style-name="T1">43 r p.n.e.</text:span></text:p>
      <text:p text:style-name="P4">jak nazywał się bóg ognia i kowalstwa w grecji <text:s text:c="41"/><text:span text:style-name="T1"><text:s text:c="2"/>Hefajstos</text:span></text:p>
      <text:p text:style-name="P4">jak filateliści nazywają uszkodzony znaczek pocztowy <text:s text:c="32"/><text:span text:style-name="T1"><text:s/>kancera </text:span></text:p>
      <text:p text:style-name="P4">czyje zabójstwo było przyczyna wybuchu I WŚ <text:s text:c="34"/></text:p>
      <text:p text:style-name="P3"><text:s/>arcyksiążę Franciszek Ferdynand</text:p>
      <text:p text:style-name="P4">jak nazywa się czwartą część kopy <text:s text:c="65"/><text:span text:style-name="T1">mendel</text:span></text:p>
      <text:p text:style-name="P4">ile lat trwa kadencja prezesa NBP <text:s text:c="66"/><text:span text:style-name="T1">sześć lat</text:span></text:p>
      <text:p text:style-name="P4">liście którego drzewa służyły Adamowi i Ewie za odzienie <text:s text:c="26"/><text:span text:style-name="T1">figowe</text:span></text:p>
      <text:p text:style-name="P4">zapisa z elektroencefalografu <text:s text:c="2"/>to EEG czy EKG <text:s text:c="42"/><text:span text:style-name="T1">EEG</text:span></text:p>
      <text:p text:style-name="P4">ktore litery byly wpisane w znak kotwicy symbol Polski walczącej </text:p>
      <text:p text:style-name="P4">daktylografia to stytem porozumiewania się za pomocą czego <text:s text:c="20"/><text:span text:style-name="T1"><text:s/>palców</text:span></text:p>
      <text:p text:style-name="P4">niedobór którego barwnika skory powoduje albinizm <text:s text:c="34"/><text:span text:style-name="T1">melanina</text:span></text:p>
      <text:p text:style-name="P4">które planety naszego układu nie mają naturalnych satelitów <text:s text:c="17"/><text:span text:style-name="T1">Merkury i Wenus</text:span></text:p>
      <text:p text:style-name="P4">przy której ulicy w Londynie mieszkał Sherlock Holmes <text:s text:c="22"/><text:span text:style-name="T1"><text:s/>Baker Street</text:span></text:p>
      <text:p text:style-name="P4">ile elektrod ma lampa zwana tetrodą</text:p>
      <text:p text:style-name="P4">w którym indyjskim mieście działała matka Teresa</text:p>
      <text:p text:style-name="P4">jaki pseudonim nosił dowódca grup szturmowych Szarych Szeregów Tadeusz Zawadzki</text:p>
      <text:p text:style-name="P3">Zośka</text:p>
      <text:p text:style-name="P4">z czego zrobione są miecze do japońskiej szermierki kendo <text:s text:c="19"/><text:span text:style-name="T1">kije bambusowe</text:span></text:p>
      <text:p text:style-name="P4">Camp Nou to stadion którego piłkarskiego klub <text:s text:c="42"/></text:p>
      <text:p text:style-name="P4">na podstawie czyjego dzieła Has nakręcił Rękopis znaleziony w Saragossie <text:s/><text:span text:style-name="T1">Jan Potocki</text:span></text:p>
      <text:p text:style-name="P4">jak nazywa się nauka o jaskiniach <text:s text:c="61"/><text:span text:style-name="T1">spelelologia</text:span></text:p>
      <text:p text:style-name="P4">w którym miesiącu dzień ojca w Polsce</text:p>
      <text:p text:style-name="P4">czy jonosfera leży poniżej czy powyżej 50 km <text:s text:c="36"/><text:span text:style-name="T1">TAK</text:span></text:p>
      <text:p text:style-name="P4">które zwierzęta były oficjalnymi maskotkami IO w Soczi <text:s text:c="18"/><text:span text:style-name="T1">zając</text:span></text:p>
      <text:p text:style-name="P4">jakie więzy rodzinne łączą Agnieszkę Holland i Magdę Łazarkiewicz <text:s text:c="4"/><text:span text:style-name="T1">siostry</text:span></text:p>
      <text:p text:style-name="P4">nad którą dużą rzeką leży Madryt <text:s text:c="57"/><text:span text:style-name="T1">Manzanares</text:span></text:p>
      <text:p text:style-name="P4">w którym roku po raz pierwszy MŚ w Formule 1 <text:s text:c="32"/><text:span text:style-name="T1">1950</text:span></text:p>
      <text:p text:style-name="P4">jak nazywa się barokowi letni pałac cesarski w Wiedniu <text:s text:c="20"/><text:span text:style-name="T1"><text:s/>Schonbrunn</text:span></text:p>
      <text:p text:style-name="P4">powieść Manhattan transfer to losy mieszkańców którego miasta <text:s text:c="7"/><text:span text:style-name="T1">NYC</text:span></text:p>
      <text:p text:style-name="P4">jak nazywał się człowiek który przyniósł apostołom tylko część swoich pieniędzy ze sprzedaży roli <text:s text:c="89"/><text:span text:style-name="T1">Ananiasz</text:span></text:p>
      <text:p text:style-name="P4">Jan II Dobry z dynastii Walezjuszy był królem Francji, Angli czy Hiszpanii</text:p>
      <text:p text:style-name="P4">czy bobry żywią się rybami <text:s text:c="66"/><text:span text:style-name="T1"><text:s text:c="2"/>NIE </text:span></text:p>
      <text:p text:style-name="P4"/>
      <text:p text:style-name="P2">Etap III </text:p>
      <text:p text:style-name="P2"/>
      <text:p text:style-name="P4">na którym oceanie leży wyspa Mauritius <text:s text:c="43"/><text:span text:style-name="T1"><text:s text:c="3"/>Indyjski</text:span></text:p>
      <text:p text:style-name="P4">jak nazywał się polski okręt podwodny omyłkowo zatopiony przez aliantów <text:s text:c="3"/><text:span text:style-name="T1">Jastrząb</text:span></text:p>
      <text:p text:style-name="P4">czy róg Amaltei to rog przynoszacy same nieszczęścia <text:s text:c="21"/><text:span text:style-name="T1"><text:s text:c="3"/>NIE </text:span></text:p>
      <text:p text:style-name="P4">komu Jezus obiecał 3 razy zaparcie <text:s text:c="55"/><text:span text:style-name="T1">św. Piotr</text:span></text:p>
      <text:p text:style-name="P4">jak nazywa się rower dla dwóch osób <text:s text:c="50"/><text:span text:style-name="T1"><text:s text:c="2"/>tandem</text:span></text:p>
      <text:p text:style-name="P4">czy pieprz biały i czarny uzyskuje się z tej samej rośliny <text:s text:c="23"/><text:span text:style-name="T1"><text:s/>TAK</text:span></text:p>
      <text:p text:style-name="P4">kto był ojcem Władysława Warneńczyka <text:s text:c="47"/><text:span text:style-name="T1">Jagiełło</text:span></text:p>
      <text:p text:style-name="P4">czy Mikołaj Rej studiował w Padwie <text:s text:c="53"/><text:span text:style-name="T1">NIE</text:span> </text:p>
      <text:p text:style-name="P4">ile km kwadratowych wynosi powierzchnia Polski <text:s text:c="32"/><text:span text:style-name="T1">321 tys</text:span>.</text:p>
      <text:p text:style-name="P4">jak nazywa się wyciąg z kory strychnoz, Indianie zatruwają tym strzały <text:s text:c="48"/><text:span text:style-name="T1">kurara</text:span></text:p>
      <text:p text:style-name="P4"><text:soft-page-break/>kto pisał listy do Heloizy <text:s text:c="70"/><text:span text:style-name="T1"><text:s/>Abelard</text:span></text:p>
      <text:p text:style-name="P4">czy cumulusy są chmurami kłębiastymi czy warstwowymi <text:s text:c="18"/><text:span text:style-name="T1">kłębiaste</text:span></text:p>
      <text:p text:style-name="P4">jak nazywa się część prostej zawarta między 2 punktami <text:s text:c="20"/><text:span text:style-name="T1"><text:s/>odcinek</text:span></text:p>
      <text:p text:style-name="P4">które ssami są jajorodne oprócz dziobaków <text:s text:c="42"/><text:span text:style-name="T1">kolczatki</text:span></text:p>
      <text:p text:style-name="P4">nad którą rzeką leży Opole <text:s text:c="67"/><text:span text:style-name="T1"><text:s/>Odra</text:span></text:p>
      <text:p text:style-name="P4">jak nazywał się autor opowieści o Koziołku Matołku <text:s text:c="27"/><text:span text:style-name="T1">Kornel Makuszyński</text:span></text:p>
      <text:p text:style-name="P4">jaki klucz umieszcza się na początku pięciolinii <text:s text:c="2"/></text:p>
      <text:p text:style-name="P4">czy z odmiany winogron cabernet produkuje się białe czy czerwone wino <text:s text:c="9"/><text:span text:style-name="T1">red</text:span></text:p>
      <text:p text:style-name="P4">na którym kontynencie wieje wiatr pampera <text:s text:c="51"/><text:span text:style-name="T1">Ameryka płd.</text:span></text:p>
      <text:p text:style-name="P4">proces rozkładu zasad, kwasów i soli pod wpływem prądu <text:s text:c="30"/><text:span text:style-name="T1">elektroliza</text:span></text:p>
      <text:p text:style-name="P4">Michał Kwiatkowski to kolarz szosowy czy bokser <text:s text:c="41"/><text:span text:style-name="T1">kolarz</text:span></text:p>
      <text:p text:style-name="P4">w którym roku rozpoczął się Potop szwedzki <text:s text:c="51"/><text:span text:style-name="T1">1655</text:span></text:p>
      <text:p text:style-name="P4">jak z jęz. angielskiego nazywa się osoba pośrednicząca przy zawieraniu zakładów </text:p>
      <text:p text:style-name="P3">bukmacher</text:p>
      <text:p text:style-name="P4">które z sąsiadujących państwa ma największą powierzchnię ma Iran, Afganistan czy Pakistan <text:s text:c="114"/><text:span text:style-name="T1"><text:s/>Iran</text:span></text:p>
      <text:p text:style-name="P4">jak ma na imię ksiądz w Dziadach który wydobywa Konrada z mocy szatana <text:s text:c="6"/><text:span text:style-name="T1">ks. Piot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8-29T13:40:08.20</meta:creation-date>
    <meta:document-statistic meta:table-count="0" meta:image-count="0" meta:object-count="0" meta:page-count="3" meta:paragraph-count="101" meta:word-count="833" meta:character-count="8777"/>
    <dc:date>2014-08-29T14:27:09.43</dc:date>
    <meta:editing-duration>PT00H01M31S</meta:editing-duration>
    <meta:editing-cycles>1</meta:editing-cycles>
    <meta:generator>OpenOffice.ux.pl/3.1$Win32 OpenOffice.org_project/310m11$Build-39399</meta:generator>
  </office:meta>
</office:document-meta>
</file>